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422" officeooo:paragraph-rsid="00178422"/>
    </style:style>
    <style:style style:name="P2" style:family="paragraph" style:parent-style-name="Standard">
      <style:paragraph-properties fo:text-align="end" style:justify-single-word="false"/>
      <style:text-properties fo:color="#999999" officeooo:rsid="00178422" officeooo:paragraph-rsid="00178422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fo:font-weight="bold" officeooo:rsid="00178422" officeooo:paragraph-rsid="00178422" style:font-size-asian="40pt" style:font-weight-asian="bold" style:font-size-complex="40pt" style:font-weight-complex="bold"/>
    </style:style>
    <style:style style:name="P4" style:family="paragraph" style:parent-style-name="Standard">
      <style:text-properties fo:font-size="18pt" fo:font-weight="bold" officeooo:rsid="00178422" officeooo:paragraph-rsid="00178422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PRACTICA 1 EI</text:p>
      <text:p text:style-name="P3"/>
      <text:p text:style-name="P4">Complejidad temporal del método tokenizar (casos especiales)</text:p>
      <text:p text:style-name="P1"/>
      <text:p text:style-name="P1">Para la heurística utilizada en el método de tokenizar con casos especiales he utilizado diagramas de</text:p>
      <text:p text:style-name="P1">estados, haciendo una lectura carácter a carácter.</text:p>
      <text:p text:style-name="P1">De esta forma, se hace un barrido de la cadena comprobando los diferentes casos especiales.</text:p>
      <text:p text:style-name="P1">Siendo n el tamaño de la cadena a tokenizar, d el tamaño de los delimitadores, y el peor caso, el caso de que la cadena solo esté compuesta de delimitadores, se obtiene una complejidad <text:span text:style-name="T1">→ O(n*d).</text:span></text:p>
      <text:p text:style-name="P1"/>
      <text:p text:style-name="P4">Complejidad espacial del método tokenizar (casos especiales)</text:p>
      <text:p text:style-name="P1"/>
      <text:p text:style-name="P1">El método almacenará el string recibido por parámetro en forma de lista de tokens, por lo que el</text:p>
      <text:p text:style-name="P1">espacio es lineal en función al tamaño del string de entrada, obteniendo una complejidad espacial de</text:p>
      <text:p text:style-name="P1">orden n <text:span text:style-name="T1">→ O(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 officeooo:rsid="00178422" officeooo:paragraph-rsid="001784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acel Ivorra Rodrígu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cel </meta:initial-creator>
    <meta:creation-date>2016-03-04T19:36:05.856366563</meta:creation-date>
    <dc:date>2016-03-04T19:53:50.213563550</dc:date>
    <dc:creator>Gacel </dc:creator>
    <meta:editing-duration>PT2M34S</meta:editing-duration>
    <meta:editing-cycles>1</meta:editing-cycles>
    <meta:document-statistic meta:table-count="0" meta:image-count="0" meta:object-count="0" meta:page-count="1" meta:paragraph-count="11" meta:word-count="132" meta:character-count="801" meta:non-whitespace-character-count="680"/>
    <meta:generator>LibreOffice/4.4.3.2$Linux_X86_64 LibreOffice_project/40m0$Build-2</meta:generator>
  </office:meta>
</office:document-meta>
</file>